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7893" officeooo:paragraph-rsid="00187893"/>
    </style:style>
    <style:style style:name="P2" style:family="paragraph" style:parent-style-name="Standard">
      <style:text-properties fo:font-weight="bold" officeooo:rsid="00187893" officeooo:paragraph-rsid="00187893" style:font-weight-asian="bold" style:font-weight-complex="bold"/>
    </style:style>
    <style:style style:name="P3" style:family="paragraph" style:parent-style-name="Standard">
      <style:text-properties fo:font-weight="bold" officeooo:rsid="001a9124" officeooo:paragraph-rsid="001a9124" style:font-weight-asian="bold" style:font-weight-complex="bold"/>
    </style:style>
    <style:style style:name="P4" style:family="paragraph" style:parent-style-name="Standard">
      <style:text-properties fo:font-weight="bold" officeooo:rsid="001bcca2" officeooo:paragraph-rsid="001bcca2" style:font-weight-asian="bold" style:font-weight-complex="bold"/>
    </style:style>
    <style:style style:name="P5" style:family="paragraph" style:parent-style-name="Standard">
      <style:text-properties officeooo:rsid="001a9124" officeooo:paragraph-rsid="001a9124"/>
    </style:style>
    <style:style style:name="P6" style:family="paragraph" style:parent-style-name="Standard">
      <style:text-properties officeooo:rsid="001a9124" officeooo:paragraph-rsid="001bcca2"/>
    </style:style>
    <style:style style:name="T1" style:family="text">
      <style:text-properties officeooo:rsid="00187893"/>
    </style:style>
    <style:style style:name="T2" style:family="text">
      <style:text-properties officeooo:rsid="001bcca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limentation base de donnée</text:p>
      <text:p text:style-name="P2">Phase 2</text:p>
      <text:p text:style-name="P2"/>
      <text:p text:style-name="P3">CATEGORIE</text:p>
      <text:p text:style-name="P5"/>
      <text:p text:style-name="P1">INSERT INTO categorie(cat_id,cat_name)</text:p>
      <text:p text:style-name="P1">VALUES (1,"Electronique");</text:p>
      <text:p text:style-name="P1"/>
      <text:p text:style-name="P3">SOUS-CATEGORIE</text:p>
      <text:p text:style-name="P5"/>
      <text:p text:style-name="P5"><text:span text:style-name="T1">INSERT INTO categorie(cat_id,cat_name,cat_parent_id)</text:span></text:p>
      <text:p text:style-name="P1">VALUES (2,"Ecouteur",1),</text:p>
      <text:p text:style-name="P1">(3,"Console",1);</text:p>
      <text:p text:style-name="P1"/>
      <text:p text:style-name="P3">FOURNISSEUR</text:p>
      <text:p text:style-name="P5"/>
      <text:p text:style-name="P5">INSERT INTO suppliers (sup_id, sup_name, sup_city, sup_adress, sup_mail, sup_phone)</text:p>
      <text:p text:style-name="P5">VALUES(1,"ID logistique", "AMIENS", "150 Rue Alexandre Durouchez","id_logistique@sevice-client.com",0322458485);</text:p>
      <text:p text:style-name="P2"/>
      <text:p text:style-name="P3">PRODUIT</text:p>
      <text:p text:style-name="P5"/>
      <text:p text:style-name="P5">INSERT INTO `products`(`pro_id`, `pro_ref`, `pro_name`, `pro_desc`, `pro_price`, `pro_stock`, `pro_color`, `pro_picture`, `pro_publish`, `cat_id`, `sup_id`) </text:p>
      <text:p text:style-name="P6">VALUES (<text:span text:style-name="T2">1</text:span>,'<text:span text:style-name="T2">AZERTY1</text:span>','<text:span text:style-name="T2">Solix</text:span>','<text:span text:style-name="T2">ecouteurs bluetooth</text:span>',<text:span text:style-name="T2">10</text:span>.99,200,'Blanc','<text:span text:style-name="T2">solix</text:span>.png]',1,2,1),</text:p>
      <text:p text:style-name="P6">(2,'QWERTY2','AIR-POD','Produit d\'une discretion sans pareil',49.99,200,'Blanc','airpod_blanc.png]',1,2,1),</text:p>
      <text:p text:style-name="P5">(3,'QWERTY3','AIR-POD','Produit d\'une discretion sans pareil',59.99,250,'Noir','airpod_noir.png]',0,2,1),</text:p>
      <text:p text:style-name="P5">(4,'SONY5','PS5','console de sony derniere generation',490.99,51,'Blanc','ps5_blanc.png]',1,3,1),</text:p>
      <text:p text:style-name="P5">(5,'SONY4','PS4','console de chez sony',249.99,25,'Noir','ps4_noir.png]',1,3,1),</text:p>
      <text:p text:style-name="P5">(6,'XB0X','Xbox1X','console de microsoft derniere generation',449.99,30,'Blanc','xbox_blanc.png]',0,3,1);</text:p>
      <text:p text:style-name="P5"/>
      <text:p text:style-name="P5"/>
      <text:p text:style-name="P5"/>
      <text:p text:style-name="P4">Requete changement nom pour test de l’update auto</text:p>
      <text:p text:style-name="P5"/>
      <text:p text:style-name="P5">UPDATE products</text:p>
      <text:p text:style-name="P5">SET pro_name = "SOLIX-test"</text:p>
      <text:p text:style-name="P5">WHERE pro_id = 1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9T13:32:48.880200589</meta:creation-date>
    <dc:date>2024-04-29T14:17:45.115473777</dc:date>
    <meta:editing-duration>PT34M34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1" meta:paragraph-count="24" meta:word-count="95" meta:character-count="1275" meta:non-whitespace-character-count="1203"/>
  </office:meta>
</office:document-meta>
</file>